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2">Luke 1: 26 – 38 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3">Font: 54</text:span></text:p>
            <text:p text:style-name="P5"><text:span text:style-name="T3">Colour: Yellow (no number)</text:span><text:span text:style-name="T4"> </text:span></text:p>
            <text:p text:style-name="P5"><text:span text:style-name="T4"/></text:p>
            <text:p text:style-name="P5"><text:span text:style-name="T5">Font: 54</text:span></text:p>
            <text:p text:style-name="P5"><text:span text:style-name="T5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3M34S</meta:editing-duration>
    <meta:editing-cycles>61</meta:editing-cycles>
    <meta:generator>LibreOffice/6.0.6.2$Linux_X86_64 LibreOffice_project/00m0$Build-2</meta:generator>
    <dc:date>2018-12-16T08:45:44.983642438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